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426144FC203294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5cm, 6.529cm, 15.927cm, 6.42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4cm" svg:height="23.699cm" svg:x="0.992cm" svg:y="2.492cm">
          <draw:image xlink:href="Pictures/10000000000005E8000007E0F426144FC203294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7:20.638097558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